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424cm" style:rel-column-width="16383*"/>
    </style:style>
    <style:style style:name="Tableau1.D" style:family="table-column">
      <style:table-column-properties style:column-width="6.426cm" style:rel-column-width="16386*"/>
    </style:style>
    <style:style style:name="Tableau1.A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c63de" officeooo:paragraph-rsid="001c63de"/>
    </style:style>
    <style:style style:name="P2" style:family="paragraph" style:parent-style-name="Standard">
      <style:text-properties fo:font-weight="bold" officeooo:rsid="001c63d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edc1b" officeooo:paragraph-rsid="001edc1b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officeooo:rsid="001b4957" officeooo:paragraph-rsid="001b4957" style:font-size-asian="14pt" style:font-size-complex="14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officeooo:rsid="0013c7eb" officeooo:paragraph-rsid="0013c7eb" style:font-size-asian="12pt" style:font-size-complex="12pt"/>
    </style:style>
    <style:style style:name="P7" style:family="paragraph" style:parent-style-name="Table_20_Contents">
      <style:text-properties fo:font-size="12pt" officeooo:rsid="0013c7eb" officeooo:paragraph-rsid="0020e609" style:font-size-asian="12pt" style:font-size-complex="12pt"/>
    </style:style>
    <style:style style:name="P8" style:family="paragraph" style:parent-style-name="Table_20_Contents">
      <style:text-properties fo:font-size="12pt" officeooo:rsid="0017fd19" officeooo:paragraph-rsid="0017fd19" style:font-size-asian="12pt" style:font-size-complex="12pt"/>
    </style:style>
    <style:style style:name="P9" style:family="paragraph" style:parent-style-name="Table_20_Contents">
      <style:text-properties fo:font-size="12pt" officeooo:paragraph-rsid="0011e55b" style:font-size-asian="12pt" style:font-size-complex="12pt"/>
    </style:style>
    <style:style style:name="P10" style:family="paragraph" style:parent-style-name="Table_20_Contents">
      <style:text-properties fo:font-size="12pt" fo:font-weight="normal" officeooo:rsid="0011e55b" officeooo:paragraph-rsid="0011e55b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fo:font-size="12pt" fo:font-weight="bold" officeooo:rsid="0011e55b" officeooo:paragraph-rsid="0011e55b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size="12pt" fo:font-weight="bold" officeooo:rsid="0011e55b" officeooo:paragraph-rsid="00231ccf" style:font-size-asian="12pt" style:font-weight-asian="bold" style:font-size-complex="12pt" style:font-weight-complex="bold"/>
    </style:style>
    <style:style style:name="T1" style:family="text">
      <style:text-properties officeooo:rsid="00143d13"/>
    </style:style>
    <style:style style:name="T2" style:family="text">
      <style:text-properties officeooo:rsid="0014df0f"/>
    </style:style>
    <style:style style:name="T3" style:family="text">
      <style:text-properties officeooo:rsid="001537f0"/>
    </style:style>
    <style:style style:name="T4" style:family="text">
      <style:text-properties officeooo:rsid="0015ecf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normal" officeooo:rsid="0011e55b" style:font-weight-asian="normal" style:font-weight-complex="normal"/>
    </style:style>
    <style:style style:name="T8" style:family="text">
      <style:text-properties fo:font-weight="normal" officeooo:rsid="0016d9a0" style:font-weight-asian="normal" style:font-weight-complex="normal"/>
    </style:style>
    <style:style style:name="T9" style:family="text">
      <style:text-properties fo:font-weight="normal" officeooo:rsid="001bd921" style:font-weight-asian="normal" style:font-weight-complex="normal"/>
    </style:style>
    <style:style style:name="T10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DUCT VISION BOARD</text:p>
      <text:p text:style-name="Standard"/>
      <text:p text:style-name="Standard"/>
      <text:p text:style-name="P4"><text:span text:style-name="T5">ActuRetro</text:span> : toute l’actualité du <text:span text:style-name="T5">retrogaming</text:span> !! </text:p>
      <text:p text:style-name="P2"/>
      <text:p text:style-name="P1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table:number-columns-spanned="4" office:value-type="string">
            <text:p text:style-name="P12">Vision</text:p>
            <text:p text:style-name="P5"/>
            <text:p text:style-name="P8">Devenir le site de e-commerce de référence dédié au <text:span text:style-name="T5">retrogaming</text:span></text:p>
            <text:p text:style-name="P5"/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1">Target Group</text:p>
            <text:p text:style-name="P6"/>
            <text:p text:style-name="P7">Tous les gamers et toutes les gameuses nostalgiques (avec peut-être une cible plus particulière sur les trentenaires, quarantenaires et cinquantenaires) souhaitant rejouer aux jeux <text:span text:style-name="T1">vidéo </text:span>de leur enfance ou de leur adolescence.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A2" office:value-type="string">
            <text:p text:style-name="P11">Needs</text:p>
            <text:p text:style-name="P10"/>
            <text:p text:style-name="P10">- <text:span text:style-name="T2">Rejouer aux vieux jeux vidéo qui nous ont plu et fait briller les yeux lorsque nous étions plus jeunes</text:span></text:p>
            <text:p text:style-name="P10"/>
            <text:p text:style-name="P10">- <text:span text:style-name="T2">Trouver des machines récentes ou plus anciennes nous permettant de rejouer à ces jeux</text:span></text:p>
            <text:p text:style-name="P10"/>
            <text:p text:style-name="P10">- <text:span text:style-name="T2">Permettre à certaines personnes de se débarrasser de vieilles machines qu’elles n’utilisent plus et d’en tirer un bénéfice</text:span></text:p>
            <text:p text:style-name="P10"/>
            <text:p text:style-name="P10">- <text:span text:style-name="T2">Permettre à certaines personnes de trouver des machines anciennes qu’elles ne trouveraient pas ailleurs et de compléter leur collection</text:span></text:p>
          </table:table-cell>
          <table:table-cell table:style-name="Tableau1.A2" office:value-type="string">
            <text:p text:style-name="P11">Product</text:p>
            <text:p text:style-name="P10"/>
            <text:p text:style-name="P10">- <text:span text:style-name="T2">Une partie du site sera dédiée à la vente de machines neuves qui émulent d’anciennes machines</text:span></text:p>
            <text:p text:style-name="P10"/>
            <text:p text:style-name="P10">- <text:span text:style-name="T2">Une autre partie du site sera dédiée à l’achat et la revente de machines ou de jeux/logiciels d’occasion (</text:span><text:span text:style-name="T3">~ « le Bon Coin du Retrogaming »)</text:span></text:p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au1.D2" office:value-type="string">
            <text:p text:style-name="P11">Business Goals</text:p>
            <text:p text:style-name="P11"/>
            <text:p text:style-name="P10">- <text:span text:style-name="T4">Marge sur la revente de produits neufs</text:span></text:p>
            <text:p text:style-name="P10"/>
            <text:p text:style-name="P10">- <text:span text:style-name="T4">Publicité</text:span></text:p>
            <text:p text:style-name="P10"/>
            <text:p text:style-name="P9"><text:span text:style-name="T7">- </text:span><text:span text:style-name="T8">Proposer aux revendeurs qui le souhaitent de mettre plus d’informations ou de photos sur leurs produits moyennant </text:span><text:span text:style-name="T9">un</text:span><text:span text:style-name="T8"> paiement</text:span>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0:56:12.581599595</meta:creation-date>
    <dc:date>2020-09-10T10:37:47.370546203</dc:date>
    <meta:editing-duration>PT11H54M45S</meta:editing-duration>
    <meta:editing-cycles>16</meta:editing-cycles>
    <meta:generator>LibreOffice/6.4.5.2$Linux_X86_64 LibreOffice_project/40$Build-2</meta:generator>
    <meta:document-statistic meta:table-count="1" meta:image-count="0" meta:object-count="0" meta:page-count="1" meta:paragraph-count="18" meta:word-count="207" meta:character-count="1268" meta:non-whitespace-character-count="1077"/>
  </office:meta>
</office:document-meta>
</file>